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2.6898in"/>
    </style:style>
    <style:style style:name="co4" style:family="table-column">
      <style:table-column-properties fo:break-before="auto" style:column-width="2.5744in"/>
    </style:style>
    <style:style style:name="co5" style:family="table-column">
      <style:table-column-properties fo:break-before="auto" style:column-width="1.4236in"/>
    </style:style>
    <style:style style:name="co6" style:family="table-column">
      <style:table-column-properties fo:break-before="auto" style:column-width="0.5484in"/>
    </style:style>
    <style:style style:name="co7" style:family="table-column">
      <style:table-column-properties fo:break-before="auto" style:column-width="0.8008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3.2346in"/>
    </style:style>
    <style:style style:name="co11" style:family="table-column">
      <style:table-column-properties fo:break-before="auto" style:column-width="0.6835in"/>
    </style:style>
    <style:style style:name="co12" style:family="table-column">
      <style:table-column-properties fo:break-before="auto" style:column-width="0.6811in"/>
    </style:style>
    <style:style style:name="ro1" style:family="table-row">
      <style:table-row-properties style:row-height="0.3252in" fo:break-before="auto" style:use-optimal-row-height="false"/>
    </style:style>
    <style:style style:name="ro2" style:family="table-row">
      <style:table-row-properties style:row-height="0.9063in" fo:break-before="auto" style:use-optimal-row-height="false"/>
    </style:style>
    <style:style style:name="ro3" style:family="table-row">
      <style:table-row-properties style:row-height="0.648in" fo:break-before="auto" style:use-optimal-row-height="false"/>
    </style:style>
    <style:style style:name="ro4" style:family="table-row">
      <style:table-row-properties style:row-height="0.4953in" fo:break-before="auto" style:use-optimal-row-height="false"/>
    </style:style>
    <style:style style:name="ro5" style:family="table-row">
      <style:table-row-properties style:row-height="0.9535in" fo:break-before="auto" style:use-optimal-row-height="false"/>
    </style:style>
    <style:style style:name="ro6" style:family="table-row">
      <style:table-row-properties style:row-height="1.2591in" fo:break-before="auto" style:use-optimal-row-height="false"/>
    </style:style>
    <style:style style:name="ro7" style:family="table-row">
      <style:table-row-properties style:row-height="0.1898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ta1" style:family="table" style:master-page-name="PageStyle_5f_Risks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8010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 style:data-style-name="N117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 style:data-style-name="N0">
      <style:table-cell-properties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1in" svg:stroke-color="#ececa1" draw:marker-start="Arrowheads_20_1" draw:marker-start-width="0.0787in" draw:marker-start-center="false" draw:stroke-linejoin="round" draw:fill="solid" draw:fill-color="#ffffd4" draw:auto-grow-height="true" draw:auto-grow-width="false" fo:max-width="4.7244in" fo:min-height="1.24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.011in" svg:stroke-color="#ececa1" draw:marker-start="Arrowheads_20_1" draw:marker-start-width="0.0787in" draw:marker-start-center="false" draw:stroke-linejoin="round" draw:fill="solid" draw:fill-color="#ffffd4" draw:auto-grow-height="true" draw:auto-grow-width="false" fo:max-width="4.7244in" fo:min-height="0.682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.011in" svg:stroke-color="#ececa1" draw:marker-start="Arrowheads_20_1" draw:marker-start-width="0.0787in" draw:marker-start-center="false" draw:stroke-linejoin="round" draw:fill="solid" draw:fill-color="#ffffd4" draw:auto-grow-height="true" draw:auto-grow-width="false" fo:max-width="4.7244in" fo:min-height="0.890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position="0% 100%" fo:font-family="'Helvetica Neue'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fo:font-family="'Helvetica Neue'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isk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46" table:default-cell-style-name="ce5"/>
        <table:table-column table:style-name="co12" table:number-columns-repeated="768" table:default-cell-style-name="Excel_20_Built-in_20_Normal"/>
        <table:table-row table:style-name="ro1">
          <table:table-cell table:style-name="ce1" office:value-type="string" table:number-columns-spanned="3" table:number-rows-spanned="1">
            <text:p>trAIner Risk List</text:p>
          </table:table-cell>
          <table:covered-table-cell table:number-columns-repeated="2" table:style-name="ce3"/>
          <table:table-cell table:style-name="ce3" table:number-columns-repeated="7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2">
          <table:table-cell table:style-name="ce2" office:value-type="string">
            <text:p>Risk ID</text:p>
          </table:table-cell>
          <table:table-cell table:style-name="ce2" office:value-type="string">
            <text:p>Date Identified</text:p>
          </table:table-cell>
          <table:table-cell table:style-name="ce2" office:value-type="string">
            <text:p>Headlin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office:annotation draw:style-name="gr1" draw:text-style-name="P1" svg:width="2.5004in" svg:height="1.3248in" svg:x="9.0457in" svg:y="0in" draw:caption-point-x="-0.0335in" draw:caption-point-y="0.328in">
              <dc:date>2018-10-18T00:00:00</dc:date>
              <text:p text:style-name="P1"><text:span text:style-name="T1">rbalduino:</text:span></text:p>
              <text:p text:style-name="P1"><text:span text:style-name="T1">Risk Type =</text:span></text:p>
              <text:p text:style-name="P1"><text:span text:style-name="T1">Direct or Indirect</text:span></text:p>
              <text:p text:style-name="P1"><text:span text:style-name="T1">Resource</text:span></text:p>
              <text:p text:style-name="P1"><text:span text:style-name="T1">Business </text:span></text:p>
              <text:p text:style-name="P1"><text:span text:style-name="T1">Technical</text:span></text:p>
              <text:p text:style-name="P1"><text:span text:style-name="T1">Schedule</text:span></text:p>
            </office:annotation>
            <text:p>Type</text:p>
          </table:table-cell>
          <table:table-cell table:style-name="ce2" office:value-type="string">
            <office:annotation draw:style-name="gr1" draw:text-style-name="P1" svg:width="2.4992in" svg:height="1.3248in" svg:x="9.5921in" svg:y="0in" draw:caption-point-x="-0.0335in" draw:caption-point-y="0.328in">
              <dc:date>2018-10-18T00:00:00</dc:date>
              <text:p text:style-name="P1"><text:span text:style-name="T1">mbarnard:</text:span></text:p>
              <text:p text:style-name="P1"><text:span text:style-name="T1">Impact is a numerical value, usually between 1 and 5, that represents the impact to the project if the risk comes true.</text:span></text:p>
              <text:p text:style-name="P1"><text:span text:style-name="T1">5 is a HIGH IMPACT and 1 is LOW IMPACT.</text:span></text:p>
            </office:annotation>
            <text:p>Impact</text:p>
          </table:table-cell>
          <table:table-cell table:style-name="ce2" office:value-type="string">
            <office:annotation draw:style-name="gr2" draw:text-style-name="P1" svg:width="2.3807in" svg:height="0.761in" svg:x="10.3898in" svg:y="0in" draw:caption-point-x="-0.0335in" draw:caption-point-y="0.328in">
              <dc:date>2018-10-18T00:00:00</dc:date>
              <text:p text:style-name="P1"><text:span text:style-name="T1">mbarnard:</text:span></text:p>
              <text:p text:style-name="P1"><text:span text:style-name="T1">Probability is the percentage chance that a risk will occur.</text:span></text:p>
            </office:annotation>
            <text:p>Probability</text:p>
          </table:table-cell>
          <table:table-cell table:style-name="ce2" office:value-type="string">
            <office:annotation draw:style-name="gr3" draw:text-style-name="P1" svg:width="2.2563in" svg:height="0.9689in" svg:x="11.1945in" svg:y="0in" draw:caption-point-x="-0.0335in" draw:caption-point-y="0.328in">
              <dc:date>2018-10-18T00:00:00</dc:date>
              <text:p text:style-name="P1"><text:span text:style-name="T1">mbarnard:</text:span></text:p>
              <text:p text:style-name="P1"><text:span text:style-name="T1">Magnitude is the result of the multiplication of Probability and Impact, providing a joint metric suitable for sorting.</text:span></text:p>
            </office:annotation>
            <text:p>Magnitude</text:p>
          </table:table-cell>
          <table:table-cell table:style-name="ce2" office:value-type="string">
            <text:p>Owner</text:p>
          </table:table-cell>
          <table:table-cell table:style-name="ce2" office:value-type="string">
            <text:p>Mitigation Strategy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Wrong development platform</text:p>
          </table:table-cell>
          <table:table-cell table:style-name="ce2" office:value-type="string">
            <text:p>It is possible that the chosen development platform might be short of some libraries that could make the development process a lot easier.</text:p>
          </table:table-cell>
          <table:table-cell table:style-name="ce2" office:value-type="string">
            <text:p>Resource</text:p>
          </table:table-cell>
          <table:table-cell table:style-name="ce3" office:value-type="float" office:value="1">
            <text:p>1</text:p>
          </table:table-cell>
          <table:table-cell table:style-name="ce6" office:value-type="percentage" office:value="0.2">
            <text:p>20%</text:p>
          </table:table-cell>
          <table:table-cell table:style-name="ce7" table:formula="of:=[.F3]*[.G3]" office:value-type="float" office:value="0.2">
            <text:p>0.2</text:p>
          </table:table-cell>
          <table:table-cell table:style-name="ce7"/>
          <table:table-cell table:style-name="ce2" office:value-type="string">
            <text:p>Doing some research beforehand to make sure the most suitable development platform was chosen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AI computing speed</text:p>
          </table:table-cell>
          <table:table-cell table:style-name="ce2" office:value-type="string">
            <text:p>The artificial intelligence logic might have to process a lot, which in turn could slow down the user interface &amp; therefore affect the user experience</text:p>
          </table:table-cell>
          <table:table-cell table:style-name="ce2" office:value-type="string">
            <text:p>Technical</text:p>
          </table:table-cell>
          <table:table-cell table:style-name="ce3" office:value-type="float" office:value="4">
            <text:p>4</text:p>
          </table:table-cell>
          <table:table-cell table:style-name="ce6" office:value-type="percentage" office:value="0.6">
            <text:p>60%</text:p>
          </table:table-cell>
          <table:table-cell table:style-name="ce7" table:formula="of:=[.F4]*[.G4]" office:value-type="float" office:value="2.4">
            <text:p>2.4</text:p>
          </table:table-cell>
          <table:table-cell table:style-name="ce7"/>
          <table:table-cell table:style-name="ce2" office:value-type="string">
            <text:p>Making sure that some processes &amp; computations will be handled in background threads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Fun factor</text:p>
          </table:table-cell>
          <table:table-cell table:style-name="ce2" office:value-type="string">
            <text:p>It is possible that the game becomes boring after playing a certain amount of time</text:p>
          </table:table-cell>
          <table:table-cell table:style-name="ce2" office:value-type="string">
            <text:p>Business</text:p>
          </table:table-cell>
          <table:table-cell table:style-name="ce3" office:value-type="float" office:value="5">
            <text:p>5</text:p>
          </table:table-cell>
          <table:table-cell table:style-name="ce6" office:value-type="percentage" office:value="0.8">
            <text:p>80%</text:p>
          </table:table-cell>
          <table:table-cell table:style-name="ce7" table:formula="of:=[.F5]*[.G5]" office:value-type="float" office:value="4">
            <text:p>4.0</text:p>
          </table:table-cell>
          <table:table-cell table:style-name="ce7"/>
          <table:table-cell table:style-name="ce2" office:value-type="string">
            <text:p>Develop a lot of different levels/maps &amp; making sure the leaderboards won’t stay the same over a long period of time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Team size &amp; knowledge</text:p>
          </table:table-cell>
          <table:table-cell table:style-name="ce2" office:value-type="string">
            <text:p>A small team might not accomplish as much as a bigger team, however, the bigger the team the more misunderstandings might occur.</text:p>
            <text:p>Also the knowledge of the team members on certain algorithms, AI, structured coding might cause problems</text:p>
          </table:table-cell>
          <table:table-cell table:style-name="ce2" office:value-type="string">
            <text:p>Technical</text:p>
          </table:table-cell>
          <table:table-cell table:style-name="ce3" office:value-type="float" office:value="3">
            <text:p>3</text:p>
          </table:table-cell>
          <table:table-cell table:style-name="ce6" office:value-type="percentage" office:value="0.3">
            <text:p>30%</text:p>
          </table:table-cell>
          <table:table-cell table:style-name="ce7" table:formula="of:=[.F6]*[.G6]" office:value-type="float" office:value="0.9">
            <text:p>0.9</text:p>
          </table:table-cell>
          <table:table-cell table:style-name="ce7"/>
          <table:table-cell table:style-name="ce2" office:value-type="string">
            <text:p>Team members should understand at least 80% of the code &amp; if problems occur team members should always help each other out.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Schedule</text:p>
          </table:table-cell>
          <table:table-cell table:style-name="ce2" office:value-type="string">
            <text:p>To develop certain depths &amp; testing of a game there is no question that a lot of time is required &amp; all the team members also have other projects to work on.</text:p>
          </table:table-cell>
          <table:table-cell table:style-name="ce2" office:value-type="string">
            <text:p>Schedule</text:p>
          </table:table-cell>
          <table:table-cell table:style-name="ce3" office:value-type="float" office:value="3">
            <text:p>3</text:p>
          </table:table-cell>
          <table:table-cell table:style-name="ce6" office:value-type="percentage" office:value="0.4">
            <text:p>40%</text:p>
          </table:table-cell>
          <table:table-cell table:style-name="ce7" table:formula="of:=[.F7]*[.G7]" office:value-type="float" office:value="1.2">
            <text:p>1.2</text:p>
          </table:table-cell>
          <table:table-cell table:style-name="ce7"/>
          <table:table-cell table:style-name="ce2" office:value-type="string">
            <text:p>Each team member should have a flexible schedule so that each week they can make progress with the project.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2" office:value-type="string">
            <text:p>2018-10-11</text:p>
          </table:table-cell>
          <table:table-cell table:style-name="ce2" office:value-type="string">
            <text:p>Inadequate specification</text:p>
          </table:table-cell>
          <table:table-cell table:style-name="ce2" office:value-type="string">
            <text:p>It is possible that some team members have different ideas on how the game should work &amp; look due to inadequate specification</text:p>
          </table:table-cell>
          <table:table-cell table:style-name="ce2" office:value-type="string">
            <text:p>Business</text:p>
          </table:table-cell>
          <table:table-cell table:style-name="ce3" office:value-type="float" office:value="3">
            <text:p>3</text:p>
          </table:table-cell>
          <table:table-cell table:style-name="ce6" office:value-type="percentage" office:value="0.3">
            <text:p>30%</text:p>
          </table:table-cell>
          <table:table-cell table:style-name="ce7" table:formula="of:=[.F8]*[.G8]" office:value-type="float" office:value="0.9">
            <text:p>0.9</text:p>
          </table:table-cell>
          <table:table-cell table:style-name="ce7"/>
          <table:table-cell table:style-name="ce2" office:value-type="string">
            <text:p>Specify a very complete description of the game with the help of use cases &amp; team member discussions of the vision </text:p>
          </table:table-cell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7">
            <text:p>7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9]*[.G9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0]*[.G10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1]*[.G11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2]*[.G12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3]*[.G13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4]*[.G14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3">
            <text:p>13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5]*[.G15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4">
            <text:p>14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6]*[.G16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5">
            <text:p>15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7]*[.G17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6">
            <text:p>16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8]*[.G18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7">
            <text:p>17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19]*[.G19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7">
          <table:table-cell table:style-name="ce3" office:value-type="float" office:value="18">
            <text:p>18</text:p>
          </table:table-cell>
          <table:table-cell table:style-name="ce2"/>
          <table:table-cell table:style-name="ce3" table:number-columns-repeated="3"/>
          <table:table-cell table:style-name="ce3"/>
          <table:table-cell table:style-name="ce6"/>
          <table:table-cell table:style-name="ce7" table:formula="of:=[.F20]*[.G20]" office:value-type="float" office:value="0">
            <text:p>0.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4" table:number-columns-repeated="3"/>
          <table:table-cell table:number-columns-repeated="1008"/>
        </table:table-row>
        <table:table-row table:style-name="ro8" table:number-rows-repeated="4">
          <table:table-cell table:style-name="ce4" table:number-columns-repeated="16"/>
          <table:table-cell table:number-columns-repeated="1008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0.5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in" fo:margin-left="0in" fo:margin-right="0in" fo:margin-top="0.361in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10/18/2018</text:date>, <text:time>08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sks" style:display-name="PageStyle_Risk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10/11/18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08:39:29</dc:date>
    <meta:generator>OpenOffice/4.1.5$Unix OpenOffice.org_project/415m1$Build-9789</meta:generator>
    <dc:creator>Kas Gud</dc:creator>
    <meta:editing-duration>PT9M19S</meta:editing-duration>
    <meta:editing-cycles>1</meta:editing-cycles>
    <meta:document-statistic meta:table-count="1" meta:cell-count="113" meta:object-count="0"/>
  </office:meta>
</office:document-meta>
</file>